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11.464cm"/>
    </style:style>
    <style:style style:name="co14" style:family="table-column">
      <style:table-column-properties fo:break-before="auto" style:column-width="7.978cm"/>
    </style:style>
    <style:style style:name="co15" style:family="table-column">
      <style:table-column-properties fo:break-before="auto" style:column-width="2.14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27.887cm"/>
    </style:style>
    <style:style style:name="co21" style:family="table-column">
      <style:table-column-properties fo:break-before="auto" style:column-width="2.369cm"/>
    </style:style>
    <style:style style:name="co22" style:family="table-column">
      <style:table-column-properties fo:break-before="auto" style:column-width="2.341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8.595cm"/>
    </style:style>
    <style:style style:name="co25" style:family="table-column">
      <style:table-column-properties fo:break-before="auto" style:column-width="2.912cm"/>
    </style:style>
    <style:style style:name="co26" style:family="table-column">
      <style:table-column-properties fo:break-before="auto" style:column-width="11.337cm"/>
    </style:style>
    <style:style style:name="co27" style:family="table-column">
      <style:table-column-properties fo:break-before="auto" style:column-width="21.133cm"/>
    </style:style>
    <style:style style:name="co28" style:family="table-column">
      <style:table-column-properties fo:break-before="auto" style:column-width="2.26cm"/>
    </style:style>
    <style:style style:name="co29" style:family="table-column">
      <style:table-column-properties fo:break-before="auto" style:column-width="3.403cm"/>
    </style:style>
    <style:style style:name="co30" style:family="table-column">
      <style:table-column-properties fo:break-before="auto" style:column-width="4.175cm"/>
    </style:style>
    <style:style style:name="co31" style:family="table-column">
      <style:table-column-properties fo:break-before="auto" style:column-width="4.221cm"/>
    </style:style>
    <style:style style:name="co32" style:family="table-column">
      <style:table-column-properties fo:break-before="auto" style:column-width="3.131cm"/>
    </style:style>
    <style:style style:name="co33" style:family="table-column">
      <style:table-column-properties fo:break-before="auto" style:column-width="3.194cm"/>
    </style:style>
    <style:style style:name="co34" style:family="table-column">
      <style:table-column-properties fo:break-before="auto" style:column-width="5.644cm"/>
    </style:style>
    <style:style style:name="co35" style:family="table-column">
      <style:table-column-properties fo:break-before="auto" style:column-width="3.676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8.5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2cm" fo:break-before="auto" style:use-optimal-row-height="false"/>
    </style:style>
    <style:style style:name="ro4" style:family="table-row">
      <style:table-row-properties style:row-height="3.016cm" fo:break-before="auto" style:use-optimal-row-height="fals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3.159cm" fo:break-before="auto" style:use-optimal-row-height="false"/>
    </style:style>
    <style:style style:name="ro7" style:family="table-row">
      <style:table-row-properties style:row-height="3.805cm" fo:break-before="auto" style:use-optimal-row-height="fals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 style:vertical-align="middle"/>
    </style:style>
    <style:style style:name="ce5" style:family="table-cell" style:parent-style-name="Default" style:data-style-name="N10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2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</style:style>
    <style:style style:name="ce14" style:family="table-cell" style:parent-style-name="Default" style:data-style-name="N100">
      <style:table-cell-properties style:cell-protect="none" style:print-content="true" fo:border="0.06pt solid #000000" style:vertical-align="middle"/>
    </style:style>
    <style:style style:name="ce17" style:family="table-cell" style:parent-style-name="Default">
      <style:table-cell-properties fo:background-color="#e6e6ff" fo:border="none"/>
    </style:style>
    <style:style style:name="ce25" style:family="table-cell" style:parent-style-name="Default">
      <style:table-cell-properties fo:background-color="#e6e6ff" fo:border="none" style:vertical-align="middle"/>
    </style:style>
    <style:style style:name="ce26" style:family="table-cell" style:parent-style-name="Default">
      <style:table-cell-properties fo:border-bottom="0.06pt solid #000000" fo:background-color="#e6e6ff" fo:border-left="none" fo:border-right="none" fo:border-top="none" style:vertical-align="middle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6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start" fo:margin-left="0cm"/>
    </style:style>
    <style:style style:name="ce60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fo:wrap-option="wrap" style:vertical-align="top"/>
    </style:style>
    <style:style style:name="ce73" style:family="table-cell" style:parent-style-name="Default">
      <style:table-cell-properties style:cell-protect="protected" style:print-content="true" fo:border="0.06pt solid #000000" style:vertical-align="middle"/>
    </style:style>
    <style:style style:name="ce74" style:family="table-cell" style:parent-style-name="Default">
      <style:table-cell-properties style:cell-protect="protected" style:print-content="true" fo:border="0.06pt solid #000000" style:vertical-align="middle"/>
      <style:text-properties style:font-name="Liberation Sans1"/>
    </style:style>
    <style:style style:name="ce6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e6e6ff" fo:border-left="0.06pt solid #000000" fo:border-right="0.06pt solid #000000" fo:border-top="none" style:vertical-align="middle"/>
    </style:style>
    <style:style style:name="ce77" style:family="table-cell" style:parent-style-name="Default">
      <style:table-cell-properties fo:border-bottom="0.06pt solid #000000" fo:background-color="#e6e6ff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79" style:family="table-cell" style:parent-style-name="Default">
      <style:table-cell-properties fo:background-color="#e6e6ff" style:vertical-align="middle"/>
    </style:style>
    <style:style style:name="ce3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</style:style>
    <style:style style:name="ce84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1"/>
    </style:style>
    <style:style style:name="ce38" style:family="table-cell" style:parent-style-name="Default">
      <style:table-cell-properties fo:wrap-option="wrap" style:vertical-align="top"/>
    </style:style>
    <style:style style:name="ce6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fo:wrap-option="wrap"/>
    </style:style>
    <style:style style:name="ce80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</style:style>
    <style:style style:name="ce91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41" style:family="table-cell" style:parent-style-name="Default">
      <style:table-cell-properties fo:wrap-option="wrap" fo:border="0.06pt solid #000000" style:vertical-align="top"/>
      <style:text-properties style:font-name="Arial" style:font-name-asian="Calibri" style:language-asian="en" style:country-asian="US" style:font-name-complex="Arial" style:language-complex="ar" style:country-complex="SA"/>
    </style:style>
    <style:style style:name="ce95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e6e6ff" fo:wrap-option="wrap" fo:border="none" style:vertical-align="top"/>
    </style:style>
    <style:style style:name="ce86" style:family="table-cell" style:parent-style-name="Default">
      <style:table-cell-properties fo:background-color="#e6e6ff" style:text-align-source="fix" style:repeat-content="false" fo:wrap-option="wrap" fo:border="none" style:vertical-align="top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e6e6ff" fo:wrap-option="wrap" fo:border="none"/>
    </style:style>
    <style:style style:name="ce89" style:family="table-cell" style:parent-style-name="Default">
      <style:table-cell-properties fo:background-color="#e6e6ff" style:text-align-source="fix" style:repeat-content="false" fo:wrap-option="wrap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</style:style>
    <style:style style:name="ce107" style:family="table-cell" style:parent-style-name="Default">
      <style:table-cell-properties fo:background-color="#e6e6ff" style:cell-protect="none" style:print-content="true" fo:border="none" style:vertical-align="middle"/>
    </style:style>
    <style:style style:name="ce5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6e6ff" style:cell-protect="none" style:print-content="true" style:text-align-source="fix" style:repeat-content="false" fo:border="non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base-cell-address="Allgemeines.B5">
          <table:error-message table:message-type="stop" table:display="true"/>
        </table:content-validation>
        <table:content-validation table:name="val2" table:condition="of:cell-content-is-whole-number() and cell-content()&gt;=0" table:allow-empty-cell="false" table:base-cell-address="Schuelerinfo.E3">
          <table:error-message table:message-type="stop" table:display="true"/>
        </table:content-validation>
        <table:content-validation table:name="val3" table:condition="of:cell-content-is-in-list(&quot;1&quot;;&quot;2&quot;;&quot;3&quot;)" table:allow-empty-cell="false" table:display-list="unsorted" table:base-cell-address="Schuelerinfo.G3">
          <table:error-message table:message-type="stop" table:display="true"/>
        </table:content-validation>
        <table:content-validation table:name="val4" table:condition="of:cell-content-is-in-list(&quot;wird in Klasse 3 versetzt.&quot;;&quot;nimmt in seinem 2. Schulbesuchsjahr an der Schuleingangsphase teil.&quot;;&quot;nimmt in ihrem 2. Schulbesuchsjahr an der Schuleingangsphase teil.&quot;;&quot;nimmt in seinem 3. Schulbesuchsjahr an der Schuleingangsphase teil.&quot;;&quot;nimmt in ihrem 3. Schulbesuchsjahr an der Schuleingangsphase teil.&quot;)" table:allow-empty-cell="false" table:display-list="unsorted" table:base-cell-address="Schuelerinfo.H3">
          <table:help-message table:title="Hinweis:" table:display="false"/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)" table:allow-empty-cell="false" table:display-list="unsorted" table:base-cell-address="'Arbeits- und Sozialverhalten'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)" table:allow-empty-cell="false" table:display-list="unsorted" table:base-cell-address="'Arbeits- und Sozialverhalten'.M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7" table:condition="of:cell-content-is-in-list(&quot;0&quot;;&quot;1&quot;;&quot;2&quot;;&quot;3&quot;;&quot;4&quot;)" table:allow-empty-cell="false" table:display-list="unsorted" table:base-cell-address="Deutsch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)" table:allow-empty-cell="false" table:display-list="unsorted" table:base-cell-address="Deutsch.H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)" table:allow-empty-cell="false" table:display-list="unsorted" table:base-cell-address="Deutsch.R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)" table:allow-empty-cell="false" table:display-list="unsorted" table:base-cell-address="Deutsch.T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)" table:allow-empty-cell="false" table:display-list="unsorted" table:base-cell-address="Mathemat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)" table:allow-empty-cell="false" table:display-list="unsorted" table:base-cell-address="Mathematik.K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)" table:allow-empty-cell="false" table:display-list="unsorted" table:base-cell-address="Mathematik.N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4" table:condition="of:cell-content-is-in-list(&quot;0&quot;;&quot;1&quot;;&quot;2&quot;;&quot;3&quot;;&quot;4&quot;)" table:allow-empty-cell="false" table:display-list="unsorted" table:base-cell-address="Mathematik.P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)" table:allow-empty-cell="false" table:display-list="unsorted" table:base-cell-address="Mathematik.S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6" table:condition="of:cell-content-is-in-list(&quot;0&quot;;&quot;1&quot;;&quot;2&quot;;&quot;3&quot;;&quot;4&quot;)" table:allow-empty-cell="false" table:display-list="unsorted" table:base-cell-address="Sachunterrich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7" table:condition="of:cell-content-is-in-list(&quot;0&quot;;&quot;1&quot;;&quot;2&quot;;&quot;3&quot;;&quot;4&quot;)" table:allow-empty-cell="false" table:display-list="unsorted" table:base-cell-address="Sachunterricht.I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8" table:condition="of:cell-content-is-in-list(&quot;0&quot;;&quot;1&quot;;&quot;2&quot;;&quot;3&quot;;&quot;4&quot;)" table:allow-empty-cell="false" table:display-list="unsorted" table:base-cell-address="Religionslehre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9" table:condition="of:cell-content-is-in-list(&quot;0&quot;;&quot;1&quot;;&quot;2&quot;;&quot;3&quot;;&quot;4&quot;)" table:allow-empty-cell="false" table:display-list="unsorted" table:base-cell-address="Religionslehre.H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0" table:condition="of:cell-content-is-in-list(&quot;0&quot;;&quot;1&quot;;&quot;2&quot;;&quot;3&quot;;&quot;4&quot;)" table:allow-empty-cell="false" table:display-list="unsorted" table:base-cell-address="Mus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1" table:condition="of:cell-content-is-in-list(&quot;0&quot;;&quot;1&quot;;&quot;2&quot;;&quot;3&quot;;&quot;4&quot;)" table:allow-empty-cell="false" table:display-list="unsorted" table:base-cell-address="Musik.G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2" table:condition="of:cell-content-is-in-list(&quot;0&quot;;&quot;1&quot;;&quot;2&quot;;&quot;3&quot;;&quot;4&quot;)" table:allow-empty-cell="false" table:display-list="unsorted" table:base-cell-address="Musik.I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3" table:condition="of:cell-content-is-in-list(&quot;0&quot;;&quot;1&quot;;&quot;2&quot;;&quot;3&quot;;&quot;4&quot;)" table:allow-empty-cell="false" table:display-list="unsorted" table:base-cell-address="Kuns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4" table:condition="of:cell-content-is-in-list(&quot;0&quot;;&quot;1&quot;;&quot;2&quot;;&quot;3&quot;;&quot;4&quot;)" table:allow-empty-cell="false" table:display-list="unsorted" table:base-cell-address="Kunst.H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5" table:condition="of:cell-content-is-in-list(&quot;0&quot;;&quot;1&quot;;&quot;2&quot;;&quot;3&quot;;&quot;4&quot;)" table:allow-empty-cell="false" table:display-list="unsorted" table:base-cell-address="Spor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6" table:condition="of:cell-content-is-in-list(&quot;0&quot;;&quot;1&quot;;&quot;2&quot;;&quot;3&quot;;&quot;4&quot;)" table:allow-empty-cell="false" table:display-list="unsorted" table:base-cell-address="Sport.H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7" table:condition="of:cell-content-is-in-list(&quot;0&quot;;&quot;1&quot;;&quot;2&quot;;&quot;3&quot;;&quot;4&quot;)" table:allow-empty-cell="false" table:display-list="unsorted" table:base-cell-address="Sport.J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</table:content-validations>
      <table:table table:name="Allgemein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number-columns-repeated="1019" table:default-cell-style-name="ce23"/>
        <table:table-row table:style-name="ro1">
          <table:table-cell office:value-type="string" calcext:value-type="string">
            <text:p>Konferenzbeschluss vom</text:p>
          </table:table-cell>
          <table:table-cell office:value-type="string" calcext:value-type="string">
            <text:p>1.1.11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Schulleitun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Lehrkraf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ederbeginn Unterrich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atum Zeugnisausteilung</text:p>
          </table:table-cell>
          <table:table-cell table:style-name="ce5" table:content-validation-name="val1" office:value-type="string" calcext:value-type="string">
            <text:p>1.1.1111</text:p>
          </table:table-cell>
          <table:table-cell table:number-columns-repeated="1022"/>
        </table:table-row>
      </table:table>
      <table:table table:name="Schuelerinfo" table:style-name="ta1" table:protected="true">
        <loext:table-protection loext:select-unprotected-cells="tru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61"/>
        <table:table-column table:style-name="co3" table:number-columns-repeated="1015" table:default-cell-style-name="Default"/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7" office:value-type="string" calcext:value-type="string">
            <text:p>Geburtstag</text:p>
          </table:table-cell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Stunden versaeumt</text:p>
          </table:table-cell>
          <table:table-cell table:style-name="ce7" office:value-type="string" calcext:value-type="string">
            <text:p>unentschuldigt</text:p>
          </table:table-cell>
          <table:table-cell table:style-name="ce7" office:value-type="string" calcext:value-type="string">
            <text:p>Schulbesuchsjahr</text:p>
          </table:table-cell>
          <table:table-cell table:style-name="ce7" office:value-type="string" calcext:value-type="string">
            <text:p>Versetzungstext</text:p>
          </table:table-cell>
          <table:table-cell table:style-name="ce58" office:value-type="string" calcext:value-type="string">
            <text:p>Bemerkungen</text:p>
          </table:table-cell>
          <table:table-cell table:style-name="ce22" table:number-columns-repeated="1015"/>
        </table:table-row>
        <table:table-row table:style-name="ro2">
          <table:table-cell table:style-name="ce15"/>
          <table:table-cell table:style-name="ce17"/>
          <table:table-cell table:style-name="ce15"/>
          <table:table-cell table:style-name="ce66" table:number-columns-repeated="2"/>
          <table:table-cell table:style-name="ce53" table:number-columns-repeated="3"/>
          <table:table-cell table:style-name="ce59"/>
          <table:table-cell table:number-columns-repeated="1015"/>
        </table:table-row>
        <table:table-row table:style-name="ro2">
          <table:table-cell table:style-name="ce14" office:value-type="string" calcext:value-type="string">
            <text:p>Name Schüler</text:p>
          </table:table-cell>
          <table:table-cell table:style-name="ce25"/>
          <table:table-cell table:style-name="ce27" office:value-type="string" calcext:value-type="string">
            <text:p>1.1.1111</text:p>
          </table:table-cell>
          <table:table-cell table:style-name="ce28" office:value-type="string" calcext:value-type="string">
            <text:p>2c</text:p>
          </table:table-cell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 office:value-type="float" office:value="2" calcext:value-type="float">
            <text:p>2</text:p>
          </table:table-cell>
          <table:table-cell table:style-name="ce45" table:content-validation-name="val4" office:value-type="string" calcext:value-type="string">
            <text:p>nimmt in seinem 3. Schulbesuchsjahr an der Schuleingangsphase teil.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27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6"/>
          <table:table-cell table:style-name="ce14"/>
          <table:table-cell table:style-name="ce28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45" table:content-validation-name="val4"/>
          <table:table-cell table:style-name="ce60"/>
          <table:table-cell table:style-name="ce23"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beits- und Sozialverhalten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6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number-columns-repeated="4" table:default-cell-style-name="Default"/>
        <table:table-column table:style-name="co20" table:default-cell-style-name="ce61"/>
        <table:table-column table:style-name="co3" table:number-columns-repeated="1006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33" office:value-type="string" calcext:value-type="string">
            <text:p>Kompetenz 13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6"/>
        </table:table-row>
        <table:table-row table:style-name="ro3">
          <table:table-cell table:style-name="ce34"/>
          <table:table-cell table:style-name="ce67"/>
          <table:table-cell table:style-name="ce35" office:value-type="string" calcext:value-type="string">
            <text:p>Arbeitsverhalten</text:p>
          </table:table-cell>
          <table:table-cell table:style-name="ce36" office:value-type="string" calcext:value-type="string">
            <text:p>beteiligte sich aktiv und regelmäßig am Unterricht</text:p>
          </table:table-cell>
          <table:table-cell table:style-name="ce36" office:value-type="string" calcext:value-type="string">
            <text:p>beteiligte sich mit sachbezogenen Beiträgen</text:p>
          </table:table-cell>
          <table:table-cell table:style-name="ce36" office:value-type="string" calcext:value-type="string">
            <text:p>arbeitete selbstständig und zielgerichtet</text:p>
          </table:table-cell>
          <table:table-cell table:style-name="ce35" office:value-type="string" calcext:value-type="string">
            <text:p>arbeitete sorgfältig</text:p>
          </table:table-cell>
          <table:table-cell table:style-name="ce35" office:value-type="string" calcext:value-type="string">
            <text:p>arbeitete zügig</text:p>
          </table:table-cell>
          <table:table-cell table:style-name="ce35" office:value-type="string" calcext:value-type="string">
            <text:p>zeigte <text:s/>Anstrengungsbereitschaft</text:p>
          </table:table-cell>
          <table:table-cell table:style-name="ce36" office:value-type="string" calcext:value-type="string">
            <text:p>erschloss sich Arbeitsaufträge und setzte sie um</text:p>
          </table:table-cell>
          <table:table-cell table:style-name="ce36" office:value-type="string" calcext:value-type="string">
            <text:p>ging sorgfältig mit allen Lern- und Arbeitsmaterialien um</text:p>
          </table:table-cell>
          <table:table-cell table:style-name="ce36" office:value-type="string" calcext:value-type="string">
            <text:p>Sozialverhalten</text:p>
          </table:table-cell>
          <table:table-cell table:style-name="ce36" office:value-type="string" calcext:value-type="string">
            <text:p>begegnete allen Kindern und Erwachsenen mit Respekt und Freundlichkeit</text:p>
          </table:table-cell>
          <table:table-cell table:style-name="ce36" office:value-type="string" calcext:value-type="string">
            <text:p>hielt alle vereinbarten Regeln zuverlässig ein</text:p>
          </table:table-cell>
          <table:table-cell table:style-name="ce36" office:value-type="string" calcext:value-type="string">
            <text:p>zeigte sich hilfsbereit</text:p>
          </table:table-cell>
          <table:table-cell table:style-name="ce36" office:value-type="string" calcext:value-type="string">
            <text:p>reagierte in Streitsituationen angemessen</text:p>
          </table:table-cell>
          <table:table-cell table:style-name="ce36" office:value-type="string" calcext:value-type="string">
            <text:p>arbeitete konstruktiv mit anderen</text:p>
          </table:table-cell>
          <table:table-cell table:style-name="ce83"/>
          <table:table-cell table:style-name="ce38" table:number-columns-repeated="1006"/>
        </table:table-row>
        <table:table-row table:style-name="ro2">
          <table:table-cell table:style-name="ce73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]);&quot;&quot;;[Schuelerinfo.A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4" table:formula="of:=IF(ISBLANK([Schuelerinfo.A5]);&quot;&quot;;[Schuelerinfo.A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84"/>
          <table:table-cell table:style-name="ce23" table:number-columns-repeated="1006"/>
        </table:table-row>
        <table:table-row table:style-name="ro2">
          <table:table-cell table:style-name="ce73" table:formula="of:=IF(ISBLANK([Schuelerinfo.A6]);&quot;&quot;;[Schuelerinfo.A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7]);&quot;&quot;;[Schuelerinfo.A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8]);&quot;&quot;;[Schuelerinfo.A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9]);&quot;&quot;;[Schuelerinfo.A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0]);&quot;&quot;;[Schuelerinfo.A1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1]);&quot;&quot;;[Schuelerinfo.A1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2]);&quot;&quot;;[Schuelerinfo.A1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3]);&quot;&quot;;[Schuelerinfo.A1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4]);&quot;&quot;;[Schuelerinfo.A1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5]);&quot;&quot;;[Schuelerinfo.A1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6]);&quot;&quot;;[Schuelerinfo.A1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7]);&quot;&quot;;[Schuelerinfo.A1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8]);&quot;&quot;;[Schuelerinfo.A1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9]);&quot;&quot;;[Schuelerinfo.A1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0]);&quot;&quot;;[Schuelerinfo.A2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1]);&quot;&quot;;[Schuelerinfo.A2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2]);&quot;&quot;;[Schuelerinfo.A2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3]);&quot;&quot;;[Schuelerinfo.A2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4]);&quot;&quot;;[Schuelerinfo.A2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5]);&quot;&quot;;[Schuelerinfo.A2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6]);&quot;&quot;;[Schuelerinfo.A2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7]);&quot;&quot;;[Schuelerinfo.A2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8]);&quot;&quot;;[Schuelerinfo.A2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9]);&quot;&quot;;[Schuelerinfo.A2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0]);&quot;&quot;;[Schuelerinfo.A3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1]);&quot;&quot;;[Schuelerinfo.A3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2]);&quot;&quot;;[Schuelerinfo.A3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3]);&quot;&quot;;[Schuelerinfo.A3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4]);&quot;&quot;;[Schuelerinfo.A3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5]);&quot;&quot;;[Schuelerinfo.A3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6]);&quot;&quot;;[Schuelerinfo.A3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7]);&quot;&quot;;[Schuelerinfo.A3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8]);&quot;&quot;;[Schuelerinfo.A3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9]);&quot;&quot;;[Schuelerinfo.A3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0]);&quot;&quot;;[Schuelerinfo.A4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1]);&quot;&quot;;[Schuelerinfo.A4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2]);&quot;&quot;;[Schuelerinfo.A4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3]);&quot;&quot;;[Schuelerinfo.A4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4]);&quot;&quot;;[Schuelerinfo.A4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5]);&quot;&quot;;[Schuelerinfo.A4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6]);&quot;&quot;;[Schuelerinfo.A4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7]);&quot;&quot;;[Schuelerinfo.A47])">
            <text:p/>
          </table:table-cell>
          <table:table-cell table:style-name="ce77"/>
          <table:table-cell table:style-name="ce26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26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Default"/>
        <table:table-column table:style-name="co15" table:default-cell-style-name="ce56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default-cell-style-name="Default"/>
        <table:table-column table:style-name="co17" table:number-columns-repeated="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4" table:default-cell-style-name="ce61"/>
        <table:table-column table:style-name="co3" table:number-columns-repeated="1000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33" office:value-type="string" calcext:value-type="string">
            <text:p>Kompetenz 13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14</text:p>
          </table:table-cell>
          <table:table-cell table:style-name="ce33" office:value-type="string" calcext:value-type="string">
            <text:p>Kompetenz 15</text:p>
          </table:table-cell>
          <table:table-cell table:style-name="ce58" office:value-type="string" calcext:value-type="string">
            <text:p>Bemerkung</text:p>
          </table:table-cell>
          <table:table-cell table:number-columns-repeated="1000"/>
        </table:table-row>
        <table:table-row table:style-name="ro4">
          <table:table-cell table:style-name="ce34"/>
          <table:table-cell table:style-name="ce69"/>
          <table:table-cell table:style-name="ce35" office:value-type="string" calcext:value-type="string">
            <text:p>Sprechen und Zuhören</text:p>
          </table:table-cell>
          <table:table-cell table:style-name="ce39" office:value-type="string" calcext:value-type="string">
            <text:p>beteiligte sich sachbezogen an Gesprächen</text:p>
          </table:table-cell>
          <table:table-cell table:style-name="ce39" office:value-type="string" calcext:value-type="string">
            <text:p>erzählte in sprachlich richtigen Sätzen</text:p>
          </table:table-cell>
          <table:table-cell table:style-name="ce39" office:value-type="string" calcext:value-type="string">
            <text:p>hielt sich an vereinbarte Gesprächsregeln</text:p>
          </table:table-cell>
          <table:table-cell table:style-name="ce39" office:value-type="string" calcext:value-type="string">
            <text:p>Schreiben</text:p>
          </table:table-cell>
          <table:table-cell table:style-name="ce39" office:value-type="string" calcext:value-type="string">
            <text:p>schrieb flüssig und formklar</text:p>
          </table:table-cell>
          <table:table-cell table:style-name="ce39" office:value-type="string" calcext:value-type="string">
            <text:p>schrieb Texte fehlerfrei ab</text:p>
          </table:table-cell>
          <table:table-cell table:style-name="ce39" office:value-type="string" calcext:value-type="string">
            <text:p>schrieb lautgetreu</text:p>
          </table:table-cell>
          <table:table-cell table:style-name="ce39" office:value-type="string" calcext:value-type="string">
            <text:p>setzte die erlernten Satzschlusszeichen richtig</text:p>
          </table:table-cell>
          <table:table-cell table:style-name="ce39" office:value-type="string" calcext:value-type="string">
            <text:p>wandte die erlernten Rechtschreibregeln zur Groß- und Kleinschreibung richtig an</text:p>
          </table:table-cell>
          <table:table-cell table:style-name="ce39" office:value-type="string" calcext:value-type="string">
            <text:p>konnte in Wörterverzeichnissen selbstständig nachschlagen</text:p>
          </table:table-cell>
          <table:table-cell table:style-name="ce39" office:value-type="string" calcext:value-type="string">
            <text:p>verfasste eigene Texte verständlich und nach Vorgabe</text:p>
          </table:table-cell>
          <table:table-cell table:style-name="ce39" office:value-type="string" calcext:value-type="string">
            <text:p>Lesen – mit Texten und Medien umgehen</text:p>
          </table:table-cell>
          <table:table-cell table:style-name="ce39" office:value-type="string" calcext:value-type="string">
            <text:p>las und verstand altersgemäße Texte</text:p>
          </table:table-cell>
          <table:table-cell table:style-name="ce39" office:value-type="string" calcext:value-type="string">
            <text:p>las bekannte Texte sinnbetont und flüssig vor</text:p>
          </table:table-cell>
          <table:table-cell table:style-name="ce39" office:value-type="string" calcext:value-type="string">
            <text:p>las Arbeitsaufträge sinnentnehmend und setzte sie um</text:p>
          </table:table-cell>
          <table:table-cell table:style-name="ce35" office:value-type="string" calcext:value-type="string">
            <text:p>Sprache und Sprachgebrauch untersuchen</text:p>
          </table:table-cell>
          <table:table-cell table:style-name="ce39" office:value-type="string" calcext:value-type="string">
            <text:p>wandte die geforderten Grammatikregeln richtig an</text:p>
          </table:table-cell>
          <table:table-cell table:style-name="ce39" office:value-type="string" calcext:value-type="string">
            <text:p>erkannte Artikel, Nomen, Verben und Adjektive</text:p>
          </table:table-cell>
          <table:table-cell table:style-name="ce83"/>
          <table:table-cell table:style-name="ce38" table:number-columns-repeated="1000"/>
        </table:table-row>
        <table:table-row table:style-name="ro2">
          <table:table-cell table:style-name="ce73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0"/>
        </table:table-row>
        <table:table-row table:style-name="ro2">
          <table:table-cell table:style-name="ce73" table:formula="of:=IF(ISBLANK([Schuelerinfo.A4]);&quot;&quot;;[Schuelerinfo.A4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0"/>
        </table:table-row>
        <table:table-row table:style-name="ro2">
          <table:table-cell table:style-name="ce73" table:formula="of:=IF(ISBLANK([Schuelerinfo.A5]);&quot;&quot;;[Schuelerinfo.A5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6]);&quot;&quot;;[Schuelerinfo.A6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7]);&quot;&quot;;[Schuelerinfo.A7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8]);&quot;&quot;;[Schuelerinfo.A8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9]);&quot;&quot;;[Schuelerinfo.A9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0]);&quot;&quot;;[Schuelerinfo.A10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1]);&quot;&quot;;[Schuelerinfo.A11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2]);&quot;&quot;;[Schuelerinfo.A12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3]);&quot;&quot;;[Schuelerinfo.A13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4]);&quot;&quot;;[Schuelerinfo.A14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5]);&quot;&quot;;[Schuelerinfo.A15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6]);&quot;&quot;;[Schuelerinfo.A16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7]);&quot;&quot;;[Schuelerinfo.A17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8]);&quot;&quot;;[Schuelerinfo.A18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9]);&quot;&quot;;[Schuelerinfo.A19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0]);&quot;&quot;;[Schuelerinfo.A20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1]);&quot;&quot;;[Schuelerinfo.A21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2]);&quot;&quot;;[Schuelerinfo.A22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3]);&quot;&quot;;[Schuelerinfo.A23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4]);&quot;&quot;;[Schuelerinfo.A24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5]);&quot;&quot;;[Schuelerinfo.A25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6]);&quot;&quot;;[Schuelerinfo.A26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7]);&quot;&quot;;[Schuelerinfo.A27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8]);&quot;&quot;;[Schuelerinfo.A28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9]);&quot;&quot;;[Schuelerinfo.A29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0]);&quot;&quot;;[Schuelerinfo.A30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1]);&quot;&quot;;[Schuelerinfo.A31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2]);&quot;&quot;;[Schuelerinfo.A32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3]);&quot;&quot;;[Schuelerinfo.A33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4]);&quot;&quot;;[Schuelerinfo.A34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5]);&quot;&quot;;[Schuelerinfo.A35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6]);&quot;&quot;;[Schuelerinfo.A36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7]);&quot;&quot;;[Schuelerinfo.A37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8]);&quot;&quot;;[Schuelerinfo.A38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9]);&quot;&quot;;[Schuelerinfo.A39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0]);&quot;&quot;;[Schuelerinfo.A40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1]);&quot;&quot;;[Schuelerinfo.A41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2]);&quot;&quot;;[Schuelerinfo.A42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3]);&quot;&quot;;[Schuelerinfo.A43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4]);&quot;&quot;;[Schuelerinfo.A44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5]);&quot;&quot;;[Schuelerinfo.A45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6]);&quot;&quot;;[Schuelerinfo.A46])">
            <text:p/>
          </table:table-cell>
          <table:table-cell table:style-name="ce76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6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6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6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7]);&quot;&quot;;[Schuelerinfo.A47])">
            <text:p/>
          </table:table-cell>
          <table:table-cell table:style-name="ce77" table:number-columns-repeated="2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77"/>
          <table:table-cell table:number-columns-repeated="7" table:style-name="ce32" table:content-validation-name="val8" office:value-type="float" office:value="1" calcext:value-type="float">
            <text:p>1</text:p>
          </table:table-cell>
          <table:table-cell table:style-name="ce77"/>
          <table:table-cell table:number-columns-repeated="3" table:style-name="ce32" table:content-validation-name="val9" office:value-type="float" office:value="1" calcext:value-type="float">
            <text:p>1</text:p>
          </table:table-cell>
          <table:table-cell table:style-name="ce77"/>
          <table:table-cell table:number-columns-repeated="2"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Mathematik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61"/>
        <table:table-column table:style-name="co3" table:number-columns-repeated="1002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Bereich 5</text:p>
          </table:table-cell>
          <table:table-cell table:style-name="ce33" office:value-type="string" calcext:value-type="string">
            <text:p>Kompetenz 12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2"/>
        </table:table-row>
        <table:table-row table:style-name="ro5">
          <table:table-cell table:style-name="ce40"/>
          <table:table-cell table:style-name="ce80"/>
          <table:table-cell table:style-name="ce35" office:value-type="string" calcext:value-type="string">
            <text:p>Zahlen und Operationen</text:p>
          </table:table-cell>
          <table:table-cell table:style-name="ce39" office:value-type="string" calcext:value-type="string">
            <text:p>erfasste <text:s/>den Zahlenraum bis 100</text:p>
          </table:table-cell>
          <table:table-cell table:style-name="ce39" office:value-type="string" calcext:value-type="string">
            <text:p>addierte sicher im Zahlenraum bis 100</text:p>
          </table:table-cell>
          <table:table-cell table:style-name="ce39" office:value-type="string" calcext:value-type="string">
            <text:p>subtrahierte sicher im Zahlenraum bis 100</text:p>
          </table:table-cell>
          <table:table-cell table:style-name="ce39" office:value-type="string" calcext:value-type="string">
            <text:p>rechnete sicher in verschiedenen Übungsformaten</text:p>
          </table:table-cell>
          <table:table-cell table:style-name="ce39" office:value-type="string" calcext:value-type="string">
            <text:p>beherrschte die Kernaufgaben und weitere Aufgaben des kleinen Einmaleins</text:p>
          </table:table-cell>
          <table:table-cell table:style-name="ce39" office:value-type="string" calcext:value-type="string">
            <text:p>verstand die Grundprinzipien der Division</text:p>
          </table:table-cell>
          <table:table-cell table:style-name="ce39" office:value-type="string" calcext:value-type="string">
            <text:p>Raum und Form</text:p>
          </table:table-cell>
          <table:table-cell table:style-name="ce39" office:value-type="string" calcext:value-type="string">
            <text:p>löste Aufgaben aus dem Bereich Geometrie (geometrische Grundformen, ausgewählte Körper, entsprechende Fachbegriffe, Achsensymmetrie)</text:p>
          </table:table-cell>
          <table:table-cell table:style-name="ce39" office:value-type="string" calcext:value-type="string">
            <text:p>Größen und Messen / Sachsituationen</text:p>
          </table:table-cell>
          <table:table-cell table:style-name="ce41" office:value-type="string" calcext:value-type="string">
            <text:p>beherrschte den Umgang mit Größen und Messgeräten (Geldwerte, Zeit, Längen)</text:p>
          </table:table-cell>
          <table:table-cell table:style-name="ce39" office:value-type="string" calcext:value-type="string">
            <text:p>fand passende Fragestellungen und Aufgaben zu einfachen Sachsituationen</text:p>
          </table:table-cell>
          <table:table-cell table:style-name="ce39" office:value-type="string" calcext:value-type="string">
            <text:p>Daten / Häufigkeiten / Wahrscheinlichkeiten</text:p>
          </table:table-cell>
          <table:table-cell table:style-name="ce39" office:value-type="string" calcext:value-type="string">
            <text:p>löste einfache kombinatorische Aufgaben</text:p>
          </table:table-cell>
          <table:table-cell table:style-name="ce39" office:value-type="string" calcext:value-type="string">
            <text:p>stellte Daten in Tabellen sowie Diagrammen dar und entnahm Tabellen und Diagrammen Informationen</text:p>
          </table:table-cell>
          <table:table-cell table:style-name="ce39" office:value-type="string" calcext:value-type="string">
            <text:p>Problemlösen / kreativ sein und Modellieren</text:p>
          </table:table-cell>
          <table:table-cell table:style-name="ce39" office:value-type="string" calcext:value-type="string">
            <text:p>erschloss sich selbstständig die Problemstellung von Aufgaben, stellte Zusammenhänge her und zeigte passende Lösungen auf</text:p>
          </table:table-cell>
          <table:table-cell table:style-name="ce95"/>
          <table:table-cell table:style-name="ce43" table:number-columns-repeated="1002"/>
        </table:table-row>
        <table:table-row table:style-name="ro2">
          <table:table-cell table:style-name="ce73" table:formula="of:=IF(ISBLANK([Deutsch.A3]);&quot;&quot;;[Deutsch.A3])" office:value-type="string" office:string-value="Name Schüler" calcext:value-type="string">
            <text:p>Name Schüler</text:p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91"/>
          <table:table-cell table:style-name="ce32" table:content-validation-name="val12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82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]);&quot;&quot;;[Deutsch.A4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91"/>
          <table:table-cell table:style-name="ce32" table:content-validation-name="val12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91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5]);&quot;&quot;;[Deutsch.A5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6]);&quot;&quot;;[Deutsch.A6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7]);&quot;&quot;;[Deutsch.A7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8]);&quot;&quot;;[Deutsch.A8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9]);&quot;&quot;;[Deutsch.A9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0]);&quot;&quot;;[Deutsch.A10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1]);&quot;&quot;;[Deutsch.A11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2]);&quot;&quot;;[Deutsch.A12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3]);&quot;&quot;;[Deutsch.A13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4]);&quot;&quot;;[Deutsch.A14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5]);&quot;&quot;;[Deutsch.A15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6]);&quot;&quot;;[Deutsch.A16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7]);&quot;&quot;;[Deutsch.A17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8]);&quot;&quot;;[Deutsch.A18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9]);&quot;&quot;;[Deutsch.A19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0]);&quot;&quot;;[Deutsch.A20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1]);&quot;&quot;;[Deutsch.A21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2]);&quot;&quot;;[Deutsch.A22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3]);&quot;&quot;;[Deutsch.A23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4]);&quot;&quot;;[Deutsch.A24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5]);&quot;&quot;;[Deutsch.A25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6]);&quot;&quot;;[Deutsch.A26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7]);&quot;&quot;;[Deutsch.A27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8]);&quot;&quot;;[Deutsch.A28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9]);&quot;&quot;;[Deutsch.A29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0]);&quot;&quot;;[Deutsch.A30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1]);&quot;&quot;;[Deutsch.A31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2]);&quot;&quot;;[Deutsch.A32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3]);&quot;&quot;;[Deutsch.A33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4]);&quot;&quot;;[Deutsch.A34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5]);&quot;&quot;;[Deutsch.A35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6]);&quot;&quot;;[Deutsch.A36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7]);&quot;&quot;;[Deutsch.A37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8]);&quot;&quot;;[Deutsch.A38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9]);&quot;&quot;;[Deutsch.A39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0]);&quot;&quot;;[Deutsch.A40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1]);&quot;&quot;;[Deutsch.A41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2]);&quot;&quot;;[Deutsch.A42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3]);&quot;&quot;;[Deutsch.A43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4]);&quot;&quot;;[Deutsch.A44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5]);&quot;&quot;;[Deutsch.A45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6]);&quot;&quot;;[Deutsch.A46])">
            <text:p/>
          </table:table-cell>
          <table:table-cell table:style-name="ce76"/>
          <table:table-cell table:style-name="ce25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7]);&quot;&quot;;[Deutsch.A47])">
            <text:p/>
          </table:table-cell>
          <table:table-cell table:style-name="ce77"/>
          <table:table-cell table:style-name="ce26"/>
          <table:table-cell table:number-columns-repeated="6" table:style-name="ce32" table:content-validation-name="val11" office:value-type="float" office:value="1" calcext:value-type="float">
            <text:p>1</text:p>
          </table:table-cell>
          <table:table-cell table:style-name="ce26"/>
          <table:table-cell table:style-name="ce32" table:content-validation-name="val12" office:value-type="float" office:value="1" calcext:value-type="float">
            <text:p>1</text:p>
          </table:table-cell>
          <table:table-cell table:style-name="ce26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6"/>
          <table:table-cell table:number-columns-repeated="2" table:style-name="ce32" table:content-validation-name="val14" office:value-type="float" office:value="1" calcext:value-type="float">
            <text:p>1</text:p>
          </table:table-cell>
          <table:table-cell table:style-name="ce26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achunterricht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27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6">
          <table:table-cell table:style-name="ce44"/>
          <table:table-cell table:style-name="ce86"/>
          <table:table-cell table:style-name="ce35" office:value-type="string" calcext:value-type="string">
            <text:p>Mündliche Leistungen</text:p>
          </table:table-cell>
          <table:table-cell table:style-name="ce36" office:value-type="string" calcext:value-type="string">
            <text:p>zeigte Interesse an den Unterrichtsinhalten und arbeitete mit</text:p>
          </table:table-cell>
          <table:table-cell table:style-name="ce36" office:value-type="string" calcext:value-type="string">
            <text:p>äußerte sich sachbezogen</text:p>
          </table:table-cell>
          <table:table-cell table:style-name="ce36" office:value-type="string" calcext:value-type="string">
            <text:p>Praktische / schriftliche Leistungen</text:p>
          </table:table-cell>
          <table:table-cell table:style-name="ce36" office:value-type="string" calcext:value-type="string">
            <text:p>war in der Lage, themenbezogene Materialien, Inhalte und Informationen zu erschließen und zu ordnen</text:p>
          </table:table-cell>
          <table:table-cell table:style-name="ce36" office:value-type="string" calcext:value-type="string">
            <text:p>dokumentierte Ergebnisse angemessen</text:p>
          </table:table-cell>
          <table:table-cell table:style-name="ce36" office:value-type="string" calcext:value-type="string">
            <text:p>war in der Lage, erarbeitete Lerninhalte abzurufen und wiederzugeben</text:p>
          </table:table-cell>
          <table:table-cell table:style-name="ce100"/>
          <table:table-cell table:style-name="ce38" table:number-columns-repeated="1013"/>
        </table:table-row>
        <table:table-row table:style-name="ro2">
          <table:table-cell table:style-name="ce73" table:formula="of:=IF(ISBLANK([Mathematik.A3]);&quot;&quot;;[Mathematik.A3])" office:value-type="string" office:string-value="Name Schüler" calcext:value-type="string">
            <text:p>Name Schüler</text:p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91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]);&quot;&quot;;[Mathematik.A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91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5]);&quot;&quot;;[Mathematik.A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6]);&quot;&quot;;[Mathematik.A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7]);&quot;&quot;;[Mathematik.A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8]);&quot;&quot;;[Mathematik.A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9]);&quot;&quot;;[Mathematik.A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0]);&quot;&quot;;[Mathematik.A1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1]);&quot;&quot;;[Mathematik.A1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2]);&quot;&quot;;[Mathematik.A1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3]);&quot;&quot;;[Mathematik.A1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4]);&quot;&quot;;[Mathematik.A1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5]);&quot;&quot;;[Mathematik.A1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6]);&quot;&quot;;[Mathematik.A1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7]);&quot;&quot;;[Mathematik.A1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8]);&quot;&quot;;[Mathematik.A1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9]);&quot;&quot;;[Mathematik.A1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0]);&quot;&quot;;[Mathematik.A2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1]);&quot;&quot;;[Mathematik.A2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2]);&quot;&quot;;[Mathematik.A2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3]);&quot;&quot;;[Mathematik.A2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4]);&quot;&quot;;[Mathematik.A2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5]);&quot;&quot;;[Mathematik.A2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6]);&quot;&quot;;[Mathematik.A2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7]);&quot;&quot;;[Mathematik.A2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8]);&quot;&quot;;[Mathematik.A2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9]);&quot;&quot;;[Mathematik.A2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0]);&quot;&quot;;[Mathematik.A3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1]);&quot;&quot;;[Mathematik.A3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2]);&quot;&quot;;[Mathematik.A3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3]);&quot;&quot;;[Mathematik.A3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4]);&quot;&quot;;[Mathematik.A3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5]);&quot;&quot;;[Mathematik.A3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6]);&quot;&quot;;[Mathematik.A3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7]);&quot;&quot;;[Mathematik.A3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8]);&quot;&quot;;[Mathematik.A3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9]);&quot;&quot;;[Mathematik.A3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0]);&quot;&quot;;[Mathematik.A4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1]);&quot;&quot;;[Mathematik.A4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2]);&quot;&quot;;[Mathematik.A4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3]);&quot;&quot;;[Mathematik.A4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4]);&quot;&quot;;[Mathematik.A4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5]);&quot;&quot;;[Mathematik.A4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6]);&quot;&quot;;[Mathematik.A4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7]);&quot;&quot;;[Mathematik.A47])">
            <text:p/>
          </table:table-cell>
          <table:table-cell table:style-name="ce77"/>
          <table:table-cell table:style-name="ce26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6"/>
          <table:table-cell table:number-columns-repeated="3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ligionslehre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0" table:default-cell-style-name="ce61"/>
        <table:table-column table:style-name="co3" table:number-columns-repeated="1015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5"/>
        </table:table-row>
        <table:table-row table:style-name="ro7">
          <table:table-cell table:style-name="ce40"/>
          <table:table-cell table:style-name="ce80"/>
          <table:table-cell table:style-name="ce35" office:value-type="string" calcext:value-type="string">
            <text:p>Theoretische Auseinandersetzung</text:p>
          </table:table-cell>
          <table:table-cell table:style-name="ce39" office:value-type="string" calcext:value-type="string">
            <text:p>arbeitete interessiert und aktiv an Fragen des Lebens und religiösen Themen mit</text:p>
          </table:table-cell>
          <table:table-cell table:style-name="ce39" office:value-type="string" calcext:value-type="string">
            <text:p>stellte Bezüge zwischen den religiösen Inhalten und der eigenen Erfahrungswelt her</text:p>
          </table:table-cell>
          <table:table-cell table:style-name="ce39" office:value-type="string" calcext:value-type="string">
            <text:p>gab vorgestellte biblische Geschichten mit eigenen Worten wieder</text:p>
          </table:table-cell>
          <table:table-cell table:style-name="ce39" office:value-type="string" calcext:value-type="string">
            <text:p>Praktische Auseinandersetzung</text:p>
          </table:table-cell>
          <table:table-cell table:style-name="ce39" office:value-type="string" calcext:value-type="string">
            <text:p>führte schriftliche und gestalterische Arbeiten kreativ und sorgfältig aus</text:p>
          </table:table-cell>
          <table:table-cell table:style-name="ce95"/>
          <table:table-cell table:style-name="ce43" table:number-columns-repeated="1015"/>
        </table:table-row>
        <table:table-row table:style-name="ro2">
          <table:table-cell table:style-name="ce73" table:formula="of:=IF(ISBLANK([Sachunterricht.A3]);&quot;&quot;;[Sachunterricht.A3])" office:value-type="string" office:string-value="Name Schüler" calcext:value-type="string">
            <text:p>Name Schüler</text:p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91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]);&quot;&quot;;[Sachunterricht.A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91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5]);&quot;&quot;;[Sachunterricht.A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6]);&quot;&quot;;[Sachunterricht.A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7]);&quot;&quot;;[Sachunterricht.A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8]);&quot;&quot;;[Sachunterricht.A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9]);&quot;&quot;;[Sachunterricht.A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0]);&quot;&quot;;[Sachunterricht.A1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1]);&quot;&quot;;[Sachunterricht.A1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2]);&quot;&quot;;[Sachunterricht.A1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3]);&quot;&quot;;[Sachunterricht.A1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4]);&quot;&quot;;[Sachunterricht.A1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5]);&quot;&quot;;[Sachunterricht.A1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6]);&quot;&quot;;[Sachunterricht.A1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7]);&quot;&quot;;[Sachunterricht.A1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8]);&quot;&quot;;[Sachunterricht.A1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9]);&quot;&quot;;[Sachunterricht.A1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0]);&quot;&quot;;[Sachunterricht.A2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1]);&quot;&quot;;[Sachunterricht.A2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2]);&quot;&quot;;[Sachunterricht.A2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3]);&quot;&quot;;[Sachunterricht.A2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4]);&quot;&quot;;[Sachunterricht.A2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5]);&quot;&quot;;[Sachunterricht.A2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6]);&quot;&quot;;[Sachunterricht.A2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7]);&quot;&quot;;[Sachunterricht.A2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8]);&quot;&quot;;[Sachunterricht.A2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9]);&quot;&quot;;[Sachunterricht.A2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0]);&quot;&quot;;[Sachunterricht.A3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1]);&quot;&quot;;[Sachunterricht.A3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2]);&quot;&quot;;[Sachunterricht.A3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3]);&quot;&quot;;[Sachunterricht.A3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4]);&quot;&quot;;[Sachunterricht.A3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5]);&quot;&quot;;[Sachunterricht.A3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6]);&quot;&quot;;[Sachunterricht.A3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7]);&quot;&quot;;[Sachunterricht.A3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8]);&quot;&quot;;[Sachunterricht.A3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9]);&quot;&quot;;[Sachunterricht.A3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0]);&quot;&quot;;[Sachunterricht.A4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1]);&quot;&quot;;[Sachunterricht.A4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2]);&quot;&quot;;[Sachunterricht.A4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3]);&quot;&quot;;[Sachunterricht.A4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4]);&quot;&quot;;[Sachunterricht.A4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5]);&quot;&quot;;[Sachunterricht.A4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6]);&quot;&quot;;[Sachunterricht.A4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7]);&quot;&quot;;[Sachunterricht.A47])">
            <text:p/>
          </table:table-cell>
          <table:table-cell table:style-name="ce77"/>
          <table:table-cell table:style-name="ce26"/>
          <table:table-cell table:number-columns-repeated="3" table:style-name="ce32" table:content-validation-name="val18" office:value-type="float" office:value="1" calcext:value-type="float">
            <text:p>1</text:p>
          </table:table-cell>
          <table:table-cell table:style-name="ce26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sik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3" table:default-cell-style-name="ce61"/>
        <table:table-column table:style-name="co3" table:number-columns-repeated="1014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4"/>
        </table:table-row>
        <table:table-row table:style-name="ro4">
          <table:table-cell table:style-name="ce46"/>
          <table:table-cell table:style-name="ce89"/>
          <table:table-cell table:style-name="ce35" office:value-type="string" calcext:value-type="string">
            <text:p>Musik machen</text:p>
          </table:table-cell>
          <table:table-cell table:style-name="ce35" office:value-type="string" calcext:value-type="string">
            <text:p>sang umfangreichere Lieder</text:p>
          </table:table-cell>
          <table:table-cell table:style-name="ce39" office:value-type="string" calcext:value-type="string">
            <text:p>zeigte sich geschickt beim Begleiten einfach strukturierter Lieder und / oder Musikstücke auf dem Orff-Instrumentarium</text:p>
          </table:table-cell>
          <table:table-cell table:style-name="ce39" office:value-type="string" calcext:value-type="string">
            <text:p>Musik hören </text:p>
          </table:table-cell>
          <table:table-cell table:style-name="ce39" office:value-type="string" calcext:value-type="string">
            <text:p>war in der Lage, sich auf gehörte Musik einzulassen, diese durch Bewegung darzustellen und in Worte zu fassen</text:p>
          </table:table-cell>
          <table:table-cell table:style-name="ce39" office:value-type="string" calcext:value-type="string">
            <text:p>Musik umsetzen</text:p>
          </table:table-cell>
          <table:table-cell table:style-name="ce39" office:value-type="string" calcext:value-type="string">
            <text:p>kann Musik mit verschiedenen Mitteln umsetzen</text:p>
          </table:table-cell>
          <table:table-cell table:style-name="ce95"/>
          <table:table-cell table:style-name="ce43" table:number-columns-repeated="1014"/>
        </table:table-row>
        <table:table-row table:style-name="ro2">
          <table:table-cell table:style-name="ce73" table:formula="of:=IF(ISBLANK([Religionslehre.A3]);&quot;&quot;;[Religionslehre.A3])" office:value-type="string" office:string-value="Name Schüler" calcext:value-type="string">
            <text:p>Name Schüler</text:p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91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]);&quot;&quot;;[Religionslehre.A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91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5]);&quot;&quot;;[Religionslehre.A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6]);&quot;&quot;;[Religionslehre.A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7]);&quot;&quot;;[Religionslehre.A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8]);&quot;&quot;;[Religionslehre.A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9]);&quot;&quot;;[Religionslehre.A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0]);&quot;&quot;;[Religionslehre.A1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1]);&quot;&quot;;[Religionslehre.A1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2]);&quot;&quot;;[Religionslehre.A1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3]);&quot;&quot;;[Religionslehre.A1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4]);&quot;&quot;;[Religionslehre.A1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5]);&quot;&quot;;[Religionslehre.A1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6]);&quot;&quot;;[Religionslehre.A1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7]);&quot;&quot;;[Religionslehre.A1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8]);&quot;&quot;;[Religionslehre.A1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9]);&quot;&quot;;[Religionslehre.A1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0]);&quot;&quot;;[Religionslehre.A2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1]);&quot;&quot;;[Religionslehre.A2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2]);&quot;&quot;;[Religionslehre.A2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3]);&quot;&quot;;[Religionslehre.A2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4]);&quot;&quot;;[Religionslehre.A2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5]);&quot;&quot;;[Religionslehre.A2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6]);&quot;&quot;;[Religionslehre.A2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7]);&quot;&quot;;[Religionslehre.A2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8]);&quot;&quot;;[Religionslehre.A2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9]);&quot;&quot;;[Religionslehre.A2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0]);&quot;&quot;;[Religionslehre.A3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1]);&quot;&quot;;[Religionslehre.A3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2]);&quot;&quot;;[Religionslehre.A3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3]);&quot;&quot;;[Religionslehre.A3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4]);&quot;&quot;;[Religionslehre.A3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5]);&quot;&quot;;[Religionslehre.A3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6]);&quot;&quot;;[Religionslehre.A3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7]);&quot;&quot;;[Religionslehre.A3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8]);&quot;&quot;;[Religionslehre.A3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9]);&quot;&quot;;[Religionslehre.A3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0]);&quot;&quot;;[Religionslehre.A4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1]);&quot;&quot;;[Religionslehre.A4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2]);&quot;&quot;;[Religionslehre.A4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3]);&quot;&quot;;[Religionslehre.A4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4]);&quot;&quot;;[Religionslehre.A4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5]);&quot;&quot;;[Religionslehre.A4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6]);&quot;&quot;;[Religionslehre.A4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7]);&quot;&quot;;[Religionslehre.A47])">
            <text:p/>
          </table:table-cell>
          <table:table-cell table:style-name="ce77"/>
          <table:table-cell table:style-name="ce26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6"/>
          <table:table-cell table:style-name="ce32" table:content-validation-name="val21" office:value-type="float" office:value="1" calcext:value-type="float">
            <text:p>1</text:p>
          </table:table-cell>
          <table:table-cell table:style-name="ce26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nst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34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8">
          <table:table-cell table:style-name="ce40"/>
          <table:table-cell table:style-name="ce89"/>
          <table:table-cell table:style-name="ce47" office:value-type="string" calcext:value-type="string">
            <text:p>Arbeitsaufträge</text:p>
          </table:table-cell>
          <table:table-cell table:style-name="ce48" office:value-type="string" calcext:value-type="string">
            <text:p>beachtete bei der gestalterischen Umsetzung die vorgegebenen Kriterien</text:p>
          </table:table-cell>
          <table:table-cell table:style-name="ce48" office:value-type="string" calcext:value-type="string">
            <text:p>brachte eigene Ideen in den Gestaltungsprozess ein</text:p>
          </table:table-cell>
          <table:table-cell table:style-name="ce49" office:value-type="string" calcext:value-type="string">
            <text:p>Arbeitstechniken</text:p>
          </table:table-cell>
          <table:table-cell table:style-name="ce50" office:value-type="string" calcext:value-type="string">
            <text:p>zeigte Interesse am Erproben unterschiedlicher Materialien und Techniken und setzte diese sorgfältig ein</text:p>
          </table:table-cell>
          <table:table-cell table:style-name="ce48" office:value-type="string" calcext:value-type="string">
            <text:p>arbeitete zielgerichtet und in angemessener Zeit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Musik.A3]);&quot;&quot;;[Musik.A3])" office:value-type="string" office:string-value="Name Schüler" calcext:value-type="string">
            <text:p>Name Schüler</text:p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]);&quot;&quot;;[Musik.A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5]);&quot;&quot;;[Musik.A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6]);&quot;&quot;;[Musik.A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7]);&quot;&quot;;[Musik.A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8]);&quot;&quot;;[Musik.A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9]);&quot;&quot;;[Musik.A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0]);&quot;&quot;;[Musik.A1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1]);&quot;&quot;;[Musik.A1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2]);&quot;&quot;;[Musik.A1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3]);&quot;&quot;;[Musik.A1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4]);&quot;&quot;;[Musik.A1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5]);&quot;&quot;;[Musik.A1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6]);&quot;&quot;;[Musik.A1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7]);&quot;&quot;;[Musik.A1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8]);&quot;&quot;;[Musik.A1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9]);&quot;&quot;;[Musik.A1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0]);&quot;&quot;;[Musik.A2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1]);&quot;&quot;;[Musik.A2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2]);&quot;&quot;;[Musik.A2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3]);&quot;&quot;;[Musik.A2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4]);&quot;&quot;;[Musik.A2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5]);&quot;&quot;;[Musik.A2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6]);&quot;&quot;;[Musik.A2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7]);&quot;&quot;;[Musik.A2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8]);&quot;&quot;;[Musik.A2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9]);&quot;&quot;;[Musik.A2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0]);&quot;&quot;;[Musik.A3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1]);&quot;&quot;;[Musik.A3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2]);&quot;&quot;;[Musik.A3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3]);&quot;&quot;;[Musik.A3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4]);&quot;&quot;;[Musik.A3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5]);&quot;&quot;;[Musik.A3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6]);&quot;&quot;;[Musik.A3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7]);&quot;&quot;;[Musik.A37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8]);&quot;&quot;;[Musik.A38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9]);&quot;&quot;;[Musik.A39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0]);&quot;&quot;;[Musik.A40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1]);&quot;&quot;;[Musik.A41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2]);&quot;&quot;;[Musik.A42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3]);&quot;&quot;;[Musik.A43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4]);&quot;&quot;;[Musik.A44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5]);&quot;&quot;;[Musik.A45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6]);&quot;&quot;;[Musik.A46])">
            <text:p/>
          </table:table-cell>
          <table:table-cell table:style-name="ce76"/>
          <table:table-cell table:style-name="ce25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7]);&quot;&quot;;[Musik.A47])">
            <text:p/>
          </table:table-cell>
          <table:table-cell table:style-name="ce77"/>
          <table:table-cell table:style-name="ce26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6"/>
          <table:table-cell table:number-columns-repeated="2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port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ce56"/>
        <table:table-column table:style-name="co37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Bereich 3</text:p>
          </table:table-cell>
          <table:table-cell table:style-name="ce7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3">
          <table:table-cell table:style-name="ce46"/>
          <table:table-cell table:style-name="ce89"/>
          <table:table-cell table:style-name="ce35" office:value-type="string" calcext:value-type="string">
            <text:p>Sportliche Fähigkeiten und Leistungen</text:p>
          </table:table-cell>
          <table:table-cell table:style-name="ce52" office:value-type="string" calcext:value-type="string">
            <text:p>verfügte über konditionelle und koordinative Fähigkeiten und beherrschte die zu erreichenden Fertigkeiten</text:p>
          </table:table-cell>
          <table:table-cell table:style-name="ce52" office:value-type="string" calcext:value-type="string">
            <text:p>ging kreativ mit Bewegungsangeboten um</text:p>
          </table:table-cell>
          <table:table-cell table:style-name="ce52" office:value-type="string" calcext:value-type="string">
            <text:p>erfasste Spielsituationen und Regeln schnell</text:p>
          </table:table-cell>
          <table:table-cell table:style-name="ce52" office:value-type="string" calcext:value-type="string">
            <text:p>Leistungsbereitschaft </text:p>
          </table:table-cell>
          <table:table-cell table:style-name="ce39" office:value-type="string" calcext:value-type="string">
            <text:p>zeigte Bewegungsfreude, Anstrengung und Motivation</text:p>
          </table:table-cell>
          <table:table-cell table:style-name="ce39" office:value-type="string" calcext:value-type="string">
            <text:p>Kooperationsfähigkeit </text:p>
          </table:table-cell>
          <table:table-cell table:style-name="ce115" office:value-type="string" calcext:value-type="string">
            <text:p>bewies Fairness und Hilfsbereitschaft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Kunst.A3]);&quot;&quot;;[Kunst.A3])" office:value-type="string" office:string-value="Name Schüler" calcext:value-type="string">
            <text:p>Name Schüler</text:p>
          </table:table-cell>
          <table:table-cell table:style-name="ce76"/>
          <table:table-cell table:style-name="ce107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109"/>
          <table:table-cell table:style-name="ce32" table:content-validation-name="val26" office:value-type="float" office:value="1" calcext:value-type="float">
            <text:p>1</text:p>
          </table:table-cell>
          <table:table-cell table:style-name="ce107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]);&quot;&quot;;[Kunst.A4])">
            <text:p/>
          </table:table-cell>
          <table:table-cell table:style-name="ce76"/>
          <table:table-cell table:style-name="ce107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109"/>
          <table:table-cell table:style-name="ce32" table:content-validation-name="val26" office:value-type="float" office:value="1" calcext:value-type="float">
            <text:p>1</text:p>
          </table:table-cell>
          <table:table-cell table:style-name="ce107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5]);&quot;&quot;;[Kunst.A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6]);&quot;&quot;;[Kunst.A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7]);&quot;&quot;;[Kunst.A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8]);&quot;&quot;;[Kunst.A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9]);&quot;&quot;;[Kunst.A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0]);&quot;&quot;;[Kunst.A1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1]);&quot;&quot;;[Kunst.A1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2]);&quot;&quot;;[Kunst.A1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3]);&quot;&quot;;[Kunst.A1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4]);&quot;&quot;;[Kunst.A1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5]);&quot;&quot;;[Kunst.A1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6]);&quot;&quot;;[Kunst.A1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7]);&quot;&quot;;[Kunst.A1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8]);&quot;&quot;;[Kunst.A1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9]);&quot;&quot;;[Kunst.A1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0]);&quot;&quot;;[Kunst.A2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1]);&quot;&quot;;[Kunst.A2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2]);&quot;&quot;;[Kunst.A2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3]);&quot;&quot;;[Kunst.A2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4]);&quot;&quot;;[Kunst.A2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5]);&quot;&quot;;[Kunst.A2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6]);&quot;&quot;;[Kunst.A2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7]);&quot;&quot;;[Kunst.A2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8]);&quot;&quot;;[Kunst.A2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9]);&quot;&quot;;[Kunst.A2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0]);&quot;&quot;;[Kunst.A3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1]);&quot;&quot;;[Kunst.A3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2]);&quot;&quot;;[Kunst.A3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3]);&quot;&quot;;[Kunst.A3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4]);&quot;&quot;;[Kunst.A3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5]);&quot;&quot;;[Kunst.A3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6]);&quot;&quot;;[Kunst.A3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7]);&quot;&quot;;[Kunst.A37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8]);&quot;&quot;;[Kunst.A38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9]);&quot;&quot;;[Kunst.A39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0]);&quot;&quot;;[Kunst.A40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1]);&quot;&quot;;[Kunst.A41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2]);&quot;&quot;;[Kunst.A42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3]);&quot;&quot;;[Kunst.A43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4]);&quot;&quot;;[Kunst.A44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5]);&quot;&quot;;[Kunst.A45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6]);&quot;&quot;;[Kunst.A46])">
            <text:p/>
          </table:table-cell>
          <table:table-cell table:style-name="ce76"/>
          <table:table-cell table:style-name="ce25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7]);&quot;&quot;;[Kunst.A47])">
            <text:p/>
          </table:table-cell>
          <table:table-cell table:style-name="ce77"/>
          <table:table-cell table:style-name="ce26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6"/>
          <table:table-cell table:style-name="ce32" table:content-validation-name="val26" office:value-type="float" office:value="1" calcext:value-type="float">
            <text:p>1</text:p>
          </table:table-cell>
          <table:table-cell table:style-name="ce26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2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17:16:31.414658031</dc:date>
    <meta:editing-duration>PT16H12M14S</meta:editing-duration>
    <meta:editing-cycles>128</meta:editing-cycles>
    <meta:generator>LibreOffice/7.4.4.2$Linux_X86_64 LibreOffice_project/40$Build-2</meta:generator>
    <meta:document-statistic meta:table-count="10" meta:cell-count="3460" meta:object-count="0"/>
  </office:meta>
</office:document-meta>
</file>